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9648" calcext:value-type="float">
            <text:p>75.6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368" calcext:value-type="float">
            <text:p>59.7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0168" calcext:value-type="float">
            <text:p>49.3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48902</text:p>
          </table:table-cell>
          <table:table-cell office:value-type="string" calcext:value-type="string">
            <text:p>TWDB:09489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